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Monospace" fo:font-size="10pt" style:font-size-asian="10pt"/>
    </style:style>
    <style:style style:name="P2" style:family="paragraph" style:parent-style-name="Standard">
      <style:text-properties fo:color="#808080" style:font-name="Monospace" fo:font-size="10pt" officeooo:rsid="0009584e" officeooo:paragraph-rsid="0009584e" style:font-size-asian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style:font-size-asian="10pt"/>
    </style:style>
    <style:style style:name="P5" style:family="paragraph" style:parent-style-name="Standard">
      <style:paragraph-properties fo:text-align="start" style:justify-single-word="false"/>
      <style:text-properties fo:color="#d9e8f7" style:font-name="Monospace" fo:font-size="10pt" style:font-size-asian="10pt"/>
    </style:style>
    <style:style style:name="T1" style:family="text">
      <style:text-properties fo:color="#0394be" style:font-name="Monospace" fo:font-size="10pt" style:font-size-asian="10pt"/>
    </style:style>
    <style:style style:name="T2" style:family="text">
      <style:text-properties fo:color="#03a8d8" style:font-name="Monospace" fo:font-size="10pt" fo:font-weight="bold" style:font-size-asian="10pt" style:font-weight-asian="bold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a7ec21" style:font-name="Monospace" fo:font-size="10pt" style:font-size-asian="10pt"/>
    </style:style>
    <style:style style:name="T5" style:family="text">
      <style:text-properties fo:color="#52ca11" style:font-name="Monospace" fo:font-size="10pt" style:font-size-asian="10pt"/>
    </style:style>
    <style:style style:name="T6" style:family="text">
      <style:text-properties fo:color="#17c694" style:font-name="Monospace" fo:font-size="10pt" fo:font-style="italic" style:font-size-asian="10pt" style:font-style-asian="italic"/>
    </style:style>
    <style:style style:name="T7" style:family="text">
      <style:text-properties fo:color="#808080" style:font-name="Monospace" fo:font-size="10pt" style:font-size-asian="10pt"/>
    </style:style>
    <style:style style:name="T8" style:family="text">
      <style:text-properties fo:color="#d9e8f7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&lt;?</text:span><text:span text:style-name="T2">xml</text:span><text:span text:style-name="T3"> </text:span><text:span text:style-name="T4">version</text:span><text:span text:style-name="T5">=</text:span><text:span text:style-name="T6">"1.0"</text:span><text:span text:style-name="T3"> </text:span><text:span text:style-name="T4">encoding</text:span><text:span text:style-name="T5">=</text:span><text:span text:style-name="T6">"UTF-8"</text:span><text:span text:style-name="T1">?&gt;</text:span></text:p>
      <text:p text:style-name="P3"><text:span text:style-name="T7">&lt;</text:span><text:span text:style-name="T2">persistence</text:span><text:span text:style-name="T3"> </text:span><text:span text:style-name="T4">xmlns</text:span><text:span text:style-name="T5">=</text:span><text:span text:style-name="T6">"http://java.sun.com/xml/ns/persistence"</text:span></text:p>
      <text:p text:style-name="P3"><text:span text:style-name="T3"><text:s text:c="13"/></text:span><text:span text:style-name="T4">xmlns:xsi</text:span><text:span text:style-name="T5">=</text:span><text:span text:style-name="T6">"http://www.w3.org/2001/XMLSchema-instance"</text:span></text:p>
      <text:p text:style-name="P3"><text:span text:style-name="T3"><text:s text:c="13"/></text:span><text:span text:style-name="T4">xsi:schemaLocation</text:span><text:span text:style-name="T5">=</text:span><text:span text:style-name="T6">"http://java.sun.com/xml/ns/persistence <text:tab/>http://java.sun.com/xml/ns/persistence/persistence_2_0.xsd"</text:span></text:p>
      <text:p text:style-name="P3"><text:span text:style-name="T3"><text:s text:c="13"/></text:span><text:span text:style-name="T4">version</text:span><text:span text:style-name="T5">=</text:span><text:span text:style-name="T6">"2.0"</text:span><text:span text:style-name="T7">&gt;</text:span></text:p>
      <text:p text:style-name="P4"/>
      <text:p text:style-name="P3"><text:span text:style-name="T8"><text:s text:c="4"/></text:span><text:span text:style-name="T7">&lt;</text:span><text:span text:style-name="T2">persistence-unit</text:span><text:span text:style-name="T3"> </text:span><text:span text:style-name="T4">name</text:span><text:span text:style-name="T5">=</text:span><text:span text:style-name="T6">"lojaMySql"</text:span><text:span text:style-name="T3"> </text:span><text:span text:style-name="T4">transaction-type</text:span><text:span text:style-name="T5">=</text:span><text:span text:style-name="T6">"RESOURCE_LOCAL"</text:span><text:span text:style-name="T7">&gt;</text:span></text:p>
      <text:p text:style-name="P5"><text:s text:c="4"/></text:p>
      <text:p text:style-name="P3"><text:span text:style-name="T8"><text:s text:c="8"/></text:span><text:span text:style-name="T7">&lt;</text:span><text:span text:style-name="T2">provider</text:span><text:span text:style-name="T7">&gt;</text:span><text:span text:style-name="T8">org.hibernate.ejb.HibernatePersistence</text:span><text:span text:style-name="T7">&lt;/</text:span><text:span text:style-name="T2">provider</text:span><text:span text:style-name="T7">&gt;</text:span></text:p>
      <text:p text:style-name="P3"><text:span text:style-name="T8"><text:s text:c="8"/></text:span><text:span text:style-name="T7">&lt;</text:span><text:span text:style-name="T2">class</text:span><text:span text:style-name="T7">&gt;</text:span><text:span text:style-name="T8">org.halyph.sessiondemo.Event</text:span><text:span text:style-name="T7">&lt;/</text:span><text:span text:style-name="T2">class</text:span><text:span text:style-name="T7">&gt;</text:span></text:p>
      <text:p text:style-name="P4"/>
      <text:p text:style-name="P3"><text:span text:style-name="T8"><text:s text:c="8"/></text:span><text:span text:style-name="T7">&lt;</text:span><text:span text:style-name="T2">properties</text:span><text:span text:style-name="T7">&gt;</text:span></text:p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e</text:span><text:span text:style-name="T5">=</text:span><text:span text:style-name="T6">"javax.persistence.jdbc.driver"</text:span><text:span text:style-name="T3"> <text:s text:c="7"/><text:tab/></text:span><text:span text:style-name="T4">value</text:span><text:span text:style-name="T5">=</text:span><text:span text:style-name="T6">"com.mysql.jdbc.Driver"</text:span><text:span text:style-name="T3"> </text:span><text:span text:style-name="T7">/&gt;</text:span></text:p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e</text:span><text:span text:style-name="T5">=</text:span><text:span text:style-name="T6">"javax.persistence.jdbc.url"</text:span><text:span text:style-name="T3"> <text:tab/></text:span><text:span text:style-name="T4">value</text:span><text:span text:style-name="T5">=</text:span><text:span text:style-name="T6">"jdbc:mysql://localhost:3306/lojaJPA"</text:span><text:span text:style-name="T3"> </text:span><text:span text:style-name="T7">/&gt;</text:span></text:p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e</text:span><text:span text:style-name="T5">=</text:span><text:span text:style-name="T6">"javax.persistence.jdbc.user"</text:span><text:span text:style-name="T3"> </text:span><text:span text:style-name="T4">value</text:span><text:span text:style-name="T5">=</text:span><text:span text:style-name="T6">"root"</text:span><text:span text:style-name="T3"> </text:span><text:span text:style-name="T7">/&gt;</text:span></text:p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 e</text:span><text:span text:style-name="T5">=</text:span><text:span text:style-name="T6">"javax.persistence.jdbc.password"</text:span><text:span text:style-name="T3"> <text:tab/></text:span><text:span text:style-name="T4">value</text:span><text:span text:style-name="T5">=</text:span><text:span text:style-name="T6">"690719gi"</text:span><text:span text:style-name="T3"> </text:span><text:span text:style-name="T7">/&gt;</text:span></text:p>
      <text:p text:style-name="P4"/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e</text:span><text:span text:style-name="T5">=</text:span><text:span text:style-name="T6">"hibernate.dialect"</text:span><text:span text:style-name="T3"> <text:tab/></text:span><text:span text:style-name="T4">value</text:span><text:span text:style-name="T5">=</text:span><text:span text:style-name="T6">"org.hibernate.dialect.MySQL8Dialect"</text:span><text:span text:style-name="T3"> </text:span><text:span text:style-name="T7">/&gt;</text:span></text:p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e</text:span><text:span text:style-name="T5">=</text:span><text:span text:style-name="T6">"hibernate.show_sql"</text:span><text:span text:style-name="T3"> </text:span><text:span text:style-name="T4">value</text:span><text:span text:style-name="T5">=</text:span><text:span text:style-name="T6">"true"</text:span><text:span text:style-name="T3"> </text:span><text:span text:style-name="T7">/&gt;</text:span></text:p>
      <text:p text:style-name="P3"><text:span text:style-name="T8"><text:s text:c="12"/></text:span><text:span text:style-name="T7">&lt;</text:span><text:span text:style-name="T2">property</text:span><text:span text:style-name="T3"> </text:span><text:span text:style-name="T4">name</text:span><text:span text:style-name="T5">=</text:span><text:span text:style-name="T6">"hibernate.hbm2ddl.auto"</text:span><text:span text:style-name="T3"> </text:span><text:span text:style-name="T4">value</text:span><text:span text:style-name="T5">=</text:span><text:span text:style-name="T6">"update"</text:span><text:span text:style-name="T3"> </text:span><text:span text:style-name="T7">/&gt;</text:span></text:p>
      <text:p text:style-name="P3"><text:span text:style-name="T8"><text:s text:c="8"/></text:span><text:span text:style-name="T7">&lt;/</text:span><text:span text:style-name="T2">properties</text:span><text:span text:style-name="T7">&gt;</text:span></text:p>
      <text:p text:style-name="P4"/>
      <text:p text:style-name="P3"><text:span text:style-name="T8"><text:s text:c="4"/></text:span><text:span text:style-name="T7">&lt;/</text:span><text:span text:style-name="T2">persistence-unit</text:span><text:span text:style-name="T7">&gt;</text:span></text:p>
      <text:p text:style-name="P4"/>
      <text:p text:style-name="Standard"><text:span text:style-name="T7">&lt;/</text:span><text:span text:style-name="T2">persistence</text:span><text:span text:style-name="T7">&gt;</text:span></text:p>
      <text:p text:style-name="P1"/>
      <text:p text:style-name="P2">Explicacões: </text:p>
      <text:p text:style-name="P2"/>
      <text:p text:style-name="P2">-dentro de persistence da linha 1 a 5 são as configuracões do xml</text:p>
      <text:p text:style-name="P2">-dentro de persistence-unit passa um nome para usar de referencia mais pra frente, e o tipo de trnsaction, é um persistence-unit para cada banco de dados</text:p>
      <text:p text:style-name="P2"><text:s/>podemos pensar no persistence-unit como um banco de dados</text:p>
      <text:p text:style-name="P2">-as propriedades ficam dentro de properties, e cada propriedade fica dentro de property</text:p>
      <text:p text:style-name="P2"/>
      <text:p text:style-name="P2">-da linha 13 a 16 é a configuracão do banco inicial </text:p>
      <text:p text:style-name="P2">-na linha 18 estamos falando as particularidades do banco de dados que a gent ta usando</text:p>
      <text:p text:style-name="P2">-na linha 19 é um comando para que sempre que um comando sql for executado ele vai aparecer no console</text:p>
      <text:p text:style-name="P2"/>
      <text:p text:style-name="P2"><text:s/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2:06:26.616384587</meta:creation-date>
    <dc:date>2022-04-25T18:58:27.353579280</dc:date>
    <meta:editing-duration>PT9H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56" meta:character-count="1796" meta:non-whitespace-character-count="1483"/>
  </office:meta>
</office:document-meta>
</file>